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FinalRaw</text:p>
          </table:table-cell>
          <table:table-cell office:value-type="string" calcext:value-type="string">
            <text:p>Final + Curve</text:p>
          </table:table-cell>
          <table:table-cell office:value-type="string" calcext:value-type="string">
            <text:p>Letter Grade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sblackmo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8/2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594970689232631" calcext:value-type="float">
            <text:p>0.594970689232631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2]+0.15*[.E2]+0.25*[.F2]+0.3*[.G2]+[.H2]" office:value-type="float" office:value="0.833491206769789" calcext:value-type="float">
            <text:p>0.833491206769789</text:p>
          </table:table-cell>
          <table:table-cell table:formula="of:=[.I2]+0.013" office:value-type="float" office:value="0.846491206769789" calcext:value-type="float">
            <text:p>0.8464912067697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carmon1@poets.whittier.edu</text:p>
          </table:table-cell>
          <table:table-cell table:formula="of:=16/25" office:value-type="float" office:value="0.64" calcext:value-type="float">
            <text:p>0.64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861834237533166" calcext:value-type="float">
            <text:p>0.861834237533166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3]+0.15*[.E3]+0.25*[.F3]+0.3*[.G3]+[.H3]" office:value-type="float" office:value="0.85205027125995" calcext:value-type="float">
            <text:p>0.85205027125995</text:p>
          </table:table-cell>
          <table:table-cell table:formula="of:=[.I3]+0.013" office:value-type="float" office:value="0.86505027125995" calcext:value-type="float">
            <text:p>0.86505027125995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mcarrasc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483992648078578" calcext:value-type="float">
            <text:p>0.483992648078578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4]+0.15*[.E4]+0.25*[.F4]+0.3*[.G4]+[.H4]" office:value-type="float" office:value="0.810697794423573" calcext:value-type="float">
            <text:p>0.810697794423573</text:p>
          </table:table-cell>
          <table:table-cell table:formula="of:=[.I4]+0.013" office:value-type="float" office:value="0.823697794423573" calcext:value-type="float">
            <text:p>0.823697794423573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Mac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davis5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20/2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935182409018666" calcext:value-type="float">
            <text:p>0.935182409018666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5]+0.15*[.E5]+0.25*[.F5]+0.3*[.G5]+[.H5]" office:value-type="float" office:value="0.9685547227056" calcext:value-type="float">
            <text:p>0.9685547227056</text:p>
          </table:table-cell>
          <table:table-cell table:formula="of:=[.I5]+0.013" office:value-type="float" office:value="0.9815547227056" calcext:value-type="float">
            <text:p>0.98155472270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ayden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jdelmar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978290205288828" calcext:value-type="float">
            <text:p>0.978290205288828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6]+0.15*[.E6]+0.25*[.F6]+0.3*[.G6]+[.H6]" office:value-type="float" office:value="0.987487061586648" calcext:value-type="float">
            <text:p>0.987487061586648</text:p>
          </table:table-cell>
          <table:table-cell table:formula="of:=[.I6]+0.013" office:value-type="float" office:value="1.00048706158665" calcext:value-type="float">
            <text:p>1.000487061586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dera</text:p>
          </table:table-cell>
          <table:table-cell office:value-type="string" calcext:value-type="string">
            <text:p>jedera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0346605149236728" calcext:value-type="float">
            <text:p>0.034660514923673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7]+0.15*[.E7]+0.25*[.F7]+0.3*[.G7]+[.H7]" office:value-type="float" office:value="0.692398154477102" calcext:value-type="float">
            <text:p>0.692398154477102</text:p>
          </table:table-cell>
          <table:table-cell table:formula="of:=[.I7]+0.013" office:value-type="float" office:value="0.705398154477102" calcext:value-type="float">
            <text:p>0.705398154477102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Escandon</text:p>
          </table:table-cell>
          <table:table-cell office:value-type="string" calcext:value-type="string">
            <text:p>aescand1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2/20" office:value-type="float" office:value="1.1" calcext:value-type="float">
            <text:p>1.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.931533386810102" calcext:value-type="float">
            <text:p>0.931533386810102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8]+0.15*[.E8]+0.25*[.F8]+0.3*[.G8]+[.H8]" office:value-type="float" office:value="0.926460016043031" calcext:value-type="float">
            <text:p>0.926460016043031</text:p>
          </table:table-cell>
          <table:table-cell table:formula="of:=[.I8]+0.013" office:value-type="float" office:value="0.939460016043031" calcext:value-type="float">
            <text:p>0.9394600160430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Helguera</text:p>
          </table:table-cell>
          <table:table-cell office:value-type="string" calcext:value-type="string">
            <text:p>mhelguer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.926198413506586" calcext:value-type="float">
            <text:p>0.926198413506586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9]+0.15*[.E9]+0.25*[.F9]+0.3*[.G9]+[.H9]" office:value-type="float" office:value="0.918859524051976" calcext:value-type="float">
            <text:p>0.918859524051976</text:p>
          </table:table-cell>
          <table:table-cell table:formula="of:=[.I9]+0.013" office:value-type="float" office:value="0.931859524051976" calcext:value-type="float">
            <text:p>0.93185952405197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yz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hindi@poets.whittier.edu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2/20" office:value-type="float" office:value="1.1" calcext:value-type="float">
            <text:p>1.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880340001266438" calcext:value-type="float">
            <text:p>0.880340001266438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0]+0.15*[.E10]+0.25*[.F10]+0.3*[.G10]+[.H10]" office:value-type="float" office:value="0.952102000379932" calcext:value-type="float">
            <text:p>0.952102000379932</text:p>
          </table:table-cell>
          <table:table-cell table:formula="of:=[.I10]+0.013" office:value-type="float" office:value="0.965102000379932" calcext:value-type="float">
            <text:p>0.9651020003799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jhodgson@poets.whittier.edu</text:p>
          </table:table-cell>
          <table:table-cell table:formula="of:=18.5/25" office:value-type="float" office:value="0.74" calcext:value-type="float">
            <text:p>0.74</text:p>
          </table:table-cell>
          <table:table-cell table:formula="of:=16/2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8595984666143" calcext:value-type="float">
            <text:p>0.8595984666143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1]+0.15*[.E11]+0.25*[.F11]+0.3*[.G11]+[.H11]" office:value-type="float" office:value="0.88887953998429" calcext:value-type="float">
            <text:p>0.88887953998429</text:p>
          </table:table-cell>
          <table:table-cell table:formula="of:=[.I11]+0.013" office:value-type="float" office:value="0.90187953998429" calcext:value-type="float">
            <text:p>0.90187953998429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Alexie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hurtad1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2/20" office:value-type="float" office:value="1.1" calcext:value-type="float">
            <text:p>1.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.918100131010035" calcext:value-type="float">
            <text:p>0.918100131010035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2]+0.15*[.E12]+0.25*[.F12]+0.3*[.G12]+[.H12]" office:value-type="float" office:value="0.947430039303011" calcext:value-type="float">
            <text:p>0.947430039303011</text:p>
          </table:table-cell>
          <table:table-cell table:formula="of:=[.I12]+0.013" office:value-type="float" office:value="0.960430039303011" calcext:value-type="float">
            <text:p>0.9604300393030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johnso6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22/20" office:value-type="float" office:value="1.1" calcext:value-type="float">
            <text:p>1.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861202477957413" calcext:value-type="float">
            <text:p>0.861202477957413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3]+0.15*[.E13]+0.25*[.F13]+0.3*[.G13]+[.H13]" office:value-type="float" office:value="0.961360743387224" calcext:value-type="float">
            <text:p>0.961360743387224</text:p>
          </table:table-cell>
          <table:table-cell table:formula="of:=[.I13]+0.013" office:value-type="float" office:value="0.974360743387224" calcext:value-type="float">
            <text:p>0.9743607433872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marti22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18/2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.866748002317909" calcext:value-type="float">
            <text:p>0.866748002317909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4]+0.15*[.E14]+0.25*[.F14]+0.3*[.G14]+[.H14]" office:value-type="float" office:value="0.884024400695373" calcext:value-type="float">
            <text:p>0.884024400695373</text:p>
          </table:table-cell>
          <table:table-cell table:formula="of:=[.I14]+0.013" office:value-type="float" office:value="0.897024400695373" calcext:value-type="float">
            <text:p>0.897024400695373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aner</text:p>
          </table:table-cell>
          <table:table-cell office:value-type="string" calcext:value-type="string">
            <text:p>epaner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.914119694788671" calcext:value-type="float">
            <text:p>0.914119694788671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5]+0.15*[.E15]+0.25*[.F15]+0.3*[.G15]+[.H15]" office:value-type="float" office:value="0.918235908436601" calcext:value-type="float">
            <text:p>0.918235908436601</text:p>
          </table:table-cell>
          <table:table-cell table:formula="of:=[.I15]+0.013" office:value-type="float" office:value="0.931235908436601" calcext:value-type="float">
            <text:p>0.93123590843660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kpiaggio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22/20" office:value-type="float" office:value="1.1" calcext:value-type="float">
            <text:p>1.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938136461799892" calcext:value-type="float">
            <text:p>0.938136461799892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6]+0.15*[.E16]+0.25*[.F16]+0.3*[.G16]+[.H16]" office:value-type="float" office:value="0.966440938539968" calcext:value-type="float">
            <text:p>0.966440938539968</text:p>
          </table:table-cell>
          <table:table-cell table:formula="of:=[.I16]+0.013" office:value-type="float" office:value="0.979440938539968" calcext:value-type="float">
            <text:p>0.97944093853996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exys</text:p>
          </table:table-cell>
          <table:table-cell office:value-type="string" calcext:value-type="string">
            <text:p>Puche</text:p>
          </table:table-cell>
          <table:table-cell office:value-type="string" calcext:value-type="string">
            <text:p>apuche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737894365394726" calcext:value-type="float">
            <text:p>0.737894365394726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7]+0.15*[.E17]+0.25*[.F17]+0.3*[.G17]+[.H17]" office:value-type="float" office:value="0.895868309618418" calcext:value-type="float">
            <text:p>0.895868309618418</text:p>
          </table:table-cell>
          <table:table-cell table:formula="of:=[.I17]+0.013" office:value-type="float" office:value="0.908868309618418" calcext:value-type="float">
            <text:p>0.908868309618418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hquintas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1/20" office:value-type="float" office:value="1.05" calcext:value-type="float">
            <text:p>1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450115007959706" calcext:value-type="float">
            <text:p>0.450115007959706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8]+0.15*[.E18]+0.25*[.F18]+0.3*[.G18]+[.H18]" office:value-type="float" office:value="0.824534502387912" calcext:value-type="float">
            <text:p>0.824534502387912</text:p>
          </table:table-cell>
          <table:table-cell table:formula="of:=[.I18]+0.013" office:value-type="float" office:value="0.837534502387912" calcext:value-type="float">
            <text:p>0.8375345023879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tquintas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444096935729053" calcext:value-type="float">
            <text:p>0.444096935729053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19]+0.15*[.E19]+0.25*[.F19]+0.3*[.G19]+[.H19]" office:value-type="float" office:value="0.824229080718716" calcext:value-type="float">
            <text:p>0.824229080718716</text:p>
          </table:table-cell>
          <table:table-cell table:formula="of:=[.I19]+0.013" office:value-type="float" office:value="0.837229080718716" calcext:value-type="float">
            <text:p>0.8372290807187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ramirez@poets.whittier.edu</text:p>
          </table:table-cell>
          <table:table-cell table:formula="of:=19/25"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.718811432450381" calcext:value-type="float">
            <text:p>0.718811432450381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20]+0.15*[.E20]+0.25*[.F20]+0.3*[.G20]+[.H20]" office:value-type="float" office:value="0.704643429735114" calcext:value-type="float">
            <text:p>0.704643429735114</text:p>
          </table:table-cell>
          <table:table-cell table:formula="of:=[.I20]+0.013" office:value-type="float" office:value="0.717643429735114" calcext:value-type="float">
            <text:p>0.717643429735114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esaenz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908305832682563" calcext:value-type="float">
            <text:p>0.908305832682563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21]+0.15*[.E21]+0.25*[.F21]+0.3*[.G21]+[.H21]" office:value-type="float" office:value="0.954491749804769" calcext:value-type="float">
            <text:p>0.954491749804769</text:p>
          </table:table-cell>
          <table:table-cell table:formula="of:=[.I21]+0.013" office:value-type="float" office:value="0.967491749804769" calcext:value-type="float">
            <text:p>0.9674917498047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chicker</text:p>
          </table:table-cell>
          <table:table-cell office:value-type="string" calcext:value-type="string">
            <text:p>rschicke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.899822033365735" calcext:value-type="float">
            <text:p>0.899822033365735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22]+0.15*[.E22]+0.25*[.F22]+0.3*[.G22]+[.H22]" office:value-type="float" office:value="0.910946610009721" calcext:value-type="float">
            <text:p>0.910946610009721</text:p>
          </table:table-cell>
          <table:table-cell table:formula="of:=[.I22]+0.013" office:value-type="float" office:value="0.923946610009721" calcext:value-type="float">
            <text:p>0.92394661000972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ouffer</text:p>
          </table:table-cell>
          <table:table-cell office:value-type="string" calcext:value-type="string">
            <text:p>jstouffe@poets.whittier.edu</text:p>
          </table:table-cell>
          <table:table-cell table:formula="of:=16/25" office:value-type="float" office:value="0.64" calcext:value-type="float">
            <text:p>0.64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.709578886370442" calcext:value-type="float">
            <text:p>0.709578886370442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23]+0.15*[.E23]+0.25*[.F23]+0.3*[.G23]+[.H23]" office:value-type="float" office:value="0.851373665911133" calcext:value-type="float">
            <text:p>0.851373665911133</text:p>
          </table:table-cell>
          <table:table-cell table:formula="of:=[.I23]+0.013" office:value-type="float" office:value="0.864373665911132" calcext:value-type="float">
            <text:p>0.86437366591113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Umstead</text:p>
          </table:table-cell>
          <table:table-cell office:value-type="string" calcext:value-type="string">
            <text:p>cumstead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22/20" office:value-type="float" office:value="1.1" calcext:value-type="float">
            <text:p>1.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.890782266012986" calcext:value-type="float">
            <text:p>0.890782266012986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24]+0.15*[.E24]+0.25*[.F24]+0.3*[.G24]+[.H24]" office:value-type="float" office:value="0.957234679803896" calcext:value-type="float">
            <text:p>0.957234679803896</text:p>
          </table:table-cell>
          <table:table-cell table:formula="of:=[.I24]+0.013" office:value-type="float" office:value="0.970234679803896" calcext:value-type="float">
            <text:p>0.97023467980389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fzavala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22/20" office:value-type="float" office:value="1.1" calcext:value-type="float">
            <text:p>1.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.832135355372993" calcext:value-type="float">
            <text:p>0.832135355372993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15*[.D25]+0.15*[.E25]+0.25*[.F25]+0.3*[.G25]+[.H25]" office:value-type="float" office:value="0.909640606611898" calcext:value-type="float">
            <text:p>0.909640606611898</text:p>
          </table:table-cell>
          <table:table-cell table:formula="of:=[.I25]+0.013" office:value-type="float" office:value="0.922640606611898" calcext:value-type="float">
            <text:p>0.922640606611898</text:p>
          </table:table-cell>
          <table:table-cell office:value-type="string" calcext:value-type="string">
            <text:p>A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/</number:text>
      <number:month number:style="long"/>
      <number:text>/</number:text>
      <number:day number:style="long"/>
    </number:date-style>
    <number:date-style style:name="N14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46P0" style:volatile="true">
      <number:number number:decimal-places="2" number:min-decimal-places="1" number:min-integer-digits="1" number:decimal-replacement=""/>
    </number:number-style>
    <number:number-style style:name="N146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46">
      <number:number number:decimal-places="0" number:min-decimal-places="0" number:min-integer-digits="1"/>
      <style:map style:condition="value()&gt;0" style:apply-style-name="N146P0"/>
      <style:map style:condition="value()&lt;0" style:apply-style-name="N146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10-23T16:57:14</meta:creation-date>
    <dc:date>2022-12-07T10:09:00.207862264</dc:date>
    <meta:editing-duration>PT10H10M56S</meta:editing-duration>
    <meta:editing-cycles>64</meta:editing-cycles>
    <meta:document-statistic meta:table-count="1" meta:cell-count="275" meta:object-count="0"/>
  </office:meta>
</office:document-meta>
</file>